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onospace" svg:font-family="monospace"/>
    <style:font-face style:name="sans-serif" svg:font-family="sans-serif"/>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35ac5"/>
    </style:style>
    <style:style style:name="P2" style:family="paragraph" style:parent-style-name="Standard">
      <style:text-properties fo:font-size="12pt" fo:font-weight="bold" officeooo:rsid="00135ac5" officeooo:paragraph-rsid="00135ac5" style:font-size-asian="10.5pt" style:font-weight-asian="bold" style:font-size-complex="12pt" style:font-weight-complex="bold"/>
    </style:style>
    <style:style style:name="P3" style:family="paragraph" style:parent-style-name="Standard">
      <style:text-properties style:font-name="Consolas" fo:font-size="12pt" officeooo:rsid="00182b3c" officeooo:paragraph-rsid="00182b3c" style:font-size-asian="12pt" style:font-size-complex="12pt"/>
    </style:style>
    <style:style style:name="P4" style:family="paragraph" style:parent-style-name="Standard">
      <style:text-properties style:font-name="Consolas" fo:font-size="10pt" fo:font-weight="bold" officeooo:rsid="00135ac5" officeooo:paragraph-rsid="00135ac5" style:font-size-asian="10pt" style:font-weight-asian="bold" style:font-size-complex="10pt" style:font-weight-complex="bold"/>
    </style:style>
    <style:style style:name="P5" style:family="paragraph" style:parent-style-name="Standard">
      <style:text-properties style:font-name="Consolas" fo:font-size="10pt" fo:font-weight="bold" officeooo:rsid="00135ac5" officeooo:paragraph-rsid="00154727" style:font-size-asian="10pt" style:font-weight-asian="bold" style:font-size-complex="10pt" style:font-weight-complex="bold"/>
    </style:style>
    <style:style style:name="P6" style:family="paragraph" style:parent-style-name="Standard">
      <style:text-properties style:font-name="Consolas" fo:font-size="10pt" fo:font-weight="bold" officeooo:rsid="001587eb" officeooo:paragraph-rsid="001587eb" style:font-size-asian="8.75pt" style:font-weight-asian="bold" style:font-size-complex="10pt" style:font-weight-complex="bold"/>
    </style:style>
    <style:style style:name="P7" style:family="paragraph" style:parent-style-name="Standard">
      <style:text-properties style:font-name="Consolas" fo:font-size="10pt" fo:font-weight="bold" officeooo:rsid="00154727" officeooo:paragraph-rsid="00177090" style:font-size-asian="8.75pt" style:font-weight-asian="bold" style:font-size-complex="10pt" style:font-weight-complex="bold"/>
    </style:style>
    <style:style style:name="P8" style:family="paragraph" style:parent-style-name="Standard">
      <style:text-properties style:font-name="Consolas" fo:font-size="10pt" fo:font-weight="bold" officeooo:rsid="00154727" officeooo:paragraph-rsid="00154727" style:font-size-asian="8.75pt" style:font-weight-asian="bold" style:font-size-complex="10pt" style:font-weight-complex="bold"/>
    </style:style>
    <style:style style:name="P9" style:family="paragraph" style:parent-style-name="Standard">
      <style:text-properties style:font-name="Consolas" fo:font-size="10pt" fo:font-weight="bold" officeooo:rsid="00154727" officeooo:paragraph-rsid="001587eb" style:font-size-asian="8.75pt" style:font-weight-asian="bold" style:font-size-complex="10pt" style:font-weight-complex="bold"/>
    </style:style>
    <style:style style:name="P10" style:family="paragraph" style:parent-style-name="Standard">
      <style:text-properties style:font-name="Consolas" fo:font-size="10pt" officeooo:paragraph-rsid="00135ac5" style:font-size-asian="10pt" style:font-size-complex="10pt"/>
    </style:style>
    <style:style style:name="P11" style:family="paragraph" style:parent-style-name="Standard">
      <style:text-properties style:font-name="Consolas" fo:font-size="10pt" officeooo:rsid="00154727" officeooo:paragraph-rsid="00154727" style:font-size-asian="10pt" style:font-size-complex="10pt"/>
    </style:style>
    <style:style style:name="P12" style:family="paragraph" style:parent-style-name="Standard">
      <style:text-properties style:font-name="Consolas" fo:font-size="10pt" officeooo:rsid="00154727" officeooo:paragraph-rsid="00154727" style:font-size-asian="8.75pt" style:font-size-complex="10pt"/>
    </style:style>
    <style:style style:name="P13" style:family="paragraph" style:parent-style-name="Standard">
      <style:text-properties style:font-name="Consolas" fo:font-size="10pt" officeooo:rsid="00154727" officeooo:paragraph-rsid="001587eb" style:font-size-asian="8.75pt" style:font-size-complex="10pt"/>
    </style:style>
    <style:style style:name="P14" style:family="paragraph" style:parent-style-name="Standard">
      <style:text-properties style:font-name="Consolas" fo:font-size="10pt" officeooo:rsid="00154727" officeooo:paragraph-rsid="00177090" style:font-size-asian="8.75pt" style:font-size-complex="10pt"/>
    </style:style>
    <style:style style:name="P15" style:family="paragraph" style:parent-style-name="Standard">
      <style:text-properties style:font-name="Consolas" fo:font-size="10pt" officeooo:rsid="001587eb" officeooo:paragraph-rsid="001587eb" style:font-size-asian="8.75pt" style:font-size-complex="10pt"/>
    </style:style>
    <style:style style:name="P16" style:family="paragraph" style:parent-style-name="Standard">
      <style:text-properties officeooo:paragraph-rsid="001587eb"/>
    </style:style>
    <style:style style:name="P17" style:family="paragraph" style:parent-style-name="Standard">
      <style:paragraph-properties fo:break-before="page"/>
      <style:text-properties officeooo:paragraph-rsid="00154727"/>
    </style:style>
    <style:style style:name="T1" style:family="text">
      <style:text-properties style:font-name="sans-serif"/>
    </style:style>
    <style:style style:name="T2" style:family="text">
      <style:text-properties style:font-name="sans-serif" fo:font-size="14.25pt"/>
    </style:style>
    <style:style style:name="T3" style:family="text">
      <style:text-properties style:font-name="sans-serif" fo:font-size="14.25pt" officeooo:rsid="00135ac5"/>
    </style:style>
    <style:style style:name="T4" style:family="text">
      <style:text-properties style:font-name="sans-serif" fo:font-size="14.25pt" fo:font-style="italic" style:font-style-asian="italic" style:font-style-complex="italic"/>
    </style:style>
    <style:style style:name="T5" style:family="text">
      <style:text-properties style:font-name="sans-serif" fo:font-size="14.25pt" officeooo:rsid="00182b3c"/>
    </style:style>
    <style:style style:name="T6" style:family="text">
      <style:text-properties style:font-name="sans-serif" fo:font-size="11pt" style:font-size-asian="11pt" style:font-size-complex="11pt"/>
    </style:style>
    <style:style style:name="T7" style:family="text">
      <style:text-properties fo:font-size="14.25pt"/>
    </style:style>
    <style:style style:name="T8" style:family="text">
      <style:text-properties style:font-name="monospace" fo:font-size="9.75pt"/>
    </style:style>
    <style:style style:name="T9" style:family="text">
      <style:text-properties style:font-name="monospace" fo:font-size="11pt" style:font-size-asian="11pt" style:font-size-complex="11pt"/>
    </style:style>
    <style:style style:name="T10" style:family="text">
      <style:text-properties fo:font-size="11pt" style:font-size-asian="11pt" style:font-size-complex="11pt"/>
    </style:style>
    <style:style style:name="T11" style:family="text">
      <style:text-properties style:text-position="sub 58%"/>
    </style:style>
    <style:style style:name="T12" style:family="text">
      <style:text-properties style:text-position="sub 58%" fo:font-weight="bold" officeooo:rsid="00135ac5" style:font-weight-asian="bold" style:font-weight-complex="bold"/>
    </style:style>
    <style:style style:name="T13" style:family="text">
      <style:text-properties style:text-position="0% 100%"/>
    </style:style>
    <style:style style:name="T14" style:family="text">
      <style:text-properties style:text-position="0% 100%" fo:font-weight="bold" officeooo:rsid="00135ac5" style:font-weight-asian="bold" style:font-weight-complex="bold"/>
    </style:style>
    <style:style style:name="T15" style:family="text">
      <style:text-properties style:font-name="Consolas" fo:font-size="10pt" officeooo:rsid="00154727" style:font-size-asian="8.75pt" style:font-size-complex="10pt"/>
    </style:style>
    <style:style style:name="T16" style:family="text">
      <style:text-properties style:font-name="Consolas" fo:font-size="10pt" fo:font-weight="bold" officeooo:rsid="00154727" style:font-size-asian="8.75pt" style:font-weight-asian="bold" style:font-size-complex="10pt" style:font-weight-complex="bold"/>
    </style:style>
    <style:style style:name="T17" style:family="text">
      <style:text-properties style:font-name="Consolas" fo:font-size="10pt" fo:font-weight="bold" officeooo:rsid="00177090" style:font-size-asian="8.75pt" style:font-weight-asian="bold" style:font-size-complex="10pt" style:font-weight-complex="bold"/>
    </style:style>
    <style:style style:name="T18" style:family="text">
      <style:text-properties style:font-name="Consolas" fo:font-size="14.25pt" officeooo:rsid="00182b3c"/>
    </style:style>
    <style:style style:name="T19" style:family="text">
      <style:text-properties style:font-name="Consolas" fo:font-size="12pt" officeooo:rsid="00182b3c" style:font-size-asian="12pt" style:font-size-complex="12pt"/>
    </style:style>
    <style:style style:name="T20" style:family="text">
      <style:text-properties officeooo:rsid="00177090"/>
    </style:style>
    <style:style style:name="T21" style:family="text">
      <style:text-properties fo:font-weight="bold" style:font-weight-asian="bold" style:font-weight-complex="bold"/>
    </style:style>
    <style:style style:name="T22" style:family="text">
      <style:text-properties fo:font-weight="bold" officeooo:rsid="00177090" style:font-weight-asian="bold" style:font-weight-complex="bold"/>
    </style:style>
    <style:style style:name="T23" style:family="text">
      <style:text-properties fo:font-weight="bold" officeooo:rsid="00182b3c"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CS 445 Homework #7</text:span></text:p>
      <text:p text:style-name="P1"><text:span text:style-name="T2">Due Date: November 16, 202</text:span><text:span text:style-name="T3">0 </text:span></text:p>
      <text:p text:style-name="P1"><text:span text:style-name="T3">1</text:span><text:span text:style-name="T2">. Given the action schemas and initial state from Figure 11.1 on page 346, list all the applicable concrete instances ofF ly(p, f rom, to) in the state described by:</text:span></text:p>
      <text:p text:style-name="P1"><text:span text:style-name="T2"><text:tab/></text:span><text:span text:style-name="T6">At(P</text:span><text:span text:style-name="T9">1</text:span><text:span text:style-name="T6">, JFK)</text:span><text:span text:style-name="T10">∧</text:span><text:span text:style-name="T6">At(P</text:span><text:span text:style-name="T9">2</text:span><text:span text:style-name="T6">, SFO)</text:span><text:span text:style-name="T10">∧</text:span><text:span text:style-name="T6">P lane(P</text:span><text:span text:style-name="T9">1</text:span><text:span text:style-name="T6">)</text:span><text:span text:style-name="T10">∧</text:span><text:span text:style-name="T6">P lane(P</text:span><text:span text:style-name="T9">2</text:span><text:span text:style-name="T6">)</text:span><text:span text:style-name="T10">∧</text:span><text:span text:style-name="T6">Airport(JFK)</text:span><text:span text:style-name="T10">∧</text:span><text:span text:style-name="T6">Airport(SFO)</text:span></text:p>
      <text:p text:style-name="P2"><text:span text:style-name="T1"/></text:p>
      <text:p text:style-name="P4">Fly(P<text:span text:style-name="T11">1</text:span><text:span text:style-name="T13">, JFK, JFK); Fly(P</text:span><text:span text:style-name="T11">2</text:span><text:span text:style-name="T13">, SFO, SFO); <text:tab/>//these both satisfy the preconditions, but would </text:span></text:p>
      <text:p text:style-name="P5"><text:span text:style-name="T13"><text:tab/><text:tab/><text:tab/><text:tab/><text:tab/><text:tab/>//result in the effect being a contradiction. I’ll </text:span></text:p>
      <text:p text:style-name="P5"><text:span text:style-name="T13"><text:tab/><text:tab/><text:tab/><text:tab/><text:tab/><text:tab/>//have to ask about these in class</text:span></text:p>
      <text:p text:style-name="P4"><text:span text:style-name="T13"/></text:p>
      <text:p text:style-name="P10"><text:span text:style-name="T14">Fly(P</text:span><text:span text:style-name="T12">1</text:span><text:span text:style-name="T14">, JFK, SFO); Fly(P</text:span><text:span text:style-name="T12">2</text:span><text:span text:style-name="T14">, SFO, JFK);</text:span></text:p>
      <text:p text:style-name="P1"><text:span text:style-name="T2"/></text:p>
      <text:p text:style-name="P1"><text:span text:style-name="T2">2. The original STRIPS planner was designed to control Shakey the robot. The actionsin Shakey’s world include moving from place to place, pushing movable objects (suchas boxes), climbing onto and down from rigid objects (such as boxes), and turninglight switches on and off. The robot itself could not climb on a box or toggle a switch,but the planner was capable of finding and printing out plans that were beyond therobot’s capabilities. Shakey’s six actions are the following:</text:span></text:p>
      <text:p text:style-name="P1"><text:span text:style-name="T2"><text:tab/></text:span>•<text:span text:style-name="T2">Move from location </text:span><text:span text:style-name="T4">x</text:span><text:span text:style-name="T2"> to location </text:span><text:span text:style-name="T4">y</text:span><text:span text:style-name="T2"> within room </text:span><text:span text:style-name="T4">r</text:span><text:span text:style-name="T2">: </text:span><text:span text:style-name="T4">Go(x, y)</text:span><text:span text:style-name="T2">, which requires that Shakey be At </text:span><text:span text:style-name="T4">x</text:span><text:span text:style-name="T2"> and the </text:span><text:span text:style-name="T4">x</text:span><text:span text:style-name="T2"> and </text:span><text:span text:style-name="T4">y</text:span><text:span text:style-name="T2"> are locations In the same room </text:span><text:span text:style-name="T4">r</text:span><text:span text:style-name="T2">. By convention, a door between two rooms is in both of them.</text:span></text:p>
      <text:p text:style-name="P1"><text:span text:style-name="T2"><text:tab/></text:span>•<text:span text:style-name="T2">Push a box b from location x to location y within the same room: Push(b, x, y, r).You will need the predicate Box and constants for boxes.</text:span></text:p>
      <text:p text:style-name="P1"><text:span text:style-name="T2"><text:tab/></text:span>•<text:span text:style-name="T2">Climb onto or down from a box from position x: ClimbUp(x, b) and ClimbDown(x, b).You will need a predicate On and the constant Floor.</text:span></text:p>
      <text:p text:style-name="P1"><text:span text:style-name="T2"><text:tab/></text:span>•<text:span text:style-name="T2">Turn a light switch on or off: TurnOn(s, b) and TurnOff(s, b). To turn a light on or off, Shakey must be on top of a box at the light switch’s location. </text:span></text:p>
      <text:p text:style-name="P1"><text:span text:style-name="T2"/></text:p>
      <text:p text:style-name="P1"><text:span text:style-name="T2">Write PDDL sentences for Shakey’s six actions and the initial state of the version of Shakey’s world given on the next page that consists of four rooms lined up along a corridor, where each room has a door and a light switch. Construct a plan for Shakey to get Box</text:span><text:span text:style-name="T8">2 </text:span><text:span text:style-name="T2">into Room</text:span><text:span text:style-name="T8">2</text:span><text:span text:style-name="T2">.</text:span></text:p>
      <text:p text:style-name="P1"><text:span text:style-name="T2"/></text:p>
      <text:p text:style-name="P1"><text:span text:style-name="T18">Solution:</text:span><text:span text:style-name="T2"><text:line-break/></text:span><text:span text:style-name="T19">(Go Start Door3 Room3)</text:span></text:p>
      <text:p text:style-name="P3">(Go Door3 Door1 Corridor)</text:p>
      <text:p text:style-name="P3">(Go Door1 BL2 Room1)</text:p>
      <text:p text:style-name="P3">(Push B2 BL2 Door1 Room1)</text:p>
      <text:p text:style-name="P3">(Push B2 Door1 Door2 Corridor)</text:p>
      <text:p text:style-name="P3">//done but we’re in the door so it would be more practical to continue</text:p>
      <text:p text:style-name="P3">//further into the room</text:p>
      <text:p text:style-name="P17"><text:span text:style-name="T15">(:predicates</text:span></text:p>
      <text:p text:style-name="P12">(at ?x ?y) (on ?x ?y) (in ?x ?y) (box ?x) (turnedOn ?x))</text:p>
      <text:p text:style-name="P12"/>
      <text:p text:style-name="P12">(:action Go <text:span text:style-name="T21">//</text:span><text:span text:style-name="T22">shakey is on the floor and wants to move to a location within the same room</text:span></text:p>
      <text:p text:style-name="P12">:parameters (?x ?y ?r)</text:p>
      <text:p text:style-name="P12">:precondition (and (on Shakey Floor) (at Shakey ?x) (in ?x ?r) (in ?y ?r))</text:p>
      <text:p text:style-name="P14">:effect (and (at Shakey ?y) (not (at Shakey ?x)))) </text:p>
      <text:p text:style-name="P7">//<text:span text:style-name="T20">he is where he moved to and not where he was</text:span></text:p>
      <text:p text:style-name="P12"/>
      <text:p text:style-name="P11">(:action Push <text:span text:style-name="T21">//</text:span><text:span text:style-name="T22">shakey wants to push a box from one location to another</text:span></text:p>
      <text:p text:style-name="P11">:parameters (?b ?x ?y ?r) </text:p>
      <text:p text:style-name="P11">:precondition (and (on Shakey Floor) (at Shakey ?x) (box ?b) (at ?b ?x) (in ?x ?r)</text:p>
      <text:p text:style-name="P11"><text:s/>(in ?y ?r)) </text:p>
      <text:p text:style-name="P11">:effect (and (at Shakey ?y) (at ?b ?y) (not (at Shakey ?x)) (not (at ?b ?x)))) </text:p>
      <text:p text:style-name="P8">//<text:span text:style-name="T20">shakey moved to the location along with the box and neither are where they were</text:span></text:p>
      <text:p text:style-name="P12"/>
      <text:p text:style-name="P12">(:action ClimbUp <text:span text:style-name="T21">//</text:span><text:span text:style-name="T22">shakey wants to climb onto a box from the floor</text:span></text:p>
      <text:p text:style-name="P12">:parameters (?x ?b) </text:p>
      <text:p text:style-name="P12">:precondition (and (on Shakey Floor) (at Shakey ?x) (at ?b ?x) (box ?b)) </text:p>
      <text:p text:style-name="P12">:effect (and (on Shakey?b) (not (on ShakeyFloor))))</text:p>
      <text:p text:style-name="P8">//<text:span text:style-name="T20">shakey is no longer on the floor and he is on the box</text:span></text:p>
      <text:p text:style-name="P12"/>
      <text:p text:style-name="P12">(:action ClimbDown <text:span text:style-name="T21">//</text:span><text:span text:style-name="T22">shakey wants to climb down from a box that he’s on</text:span></text:p>
      <text:p text:style-name="P12">:parameters (?b) </text:p>
      <text:p text:style-name="P12">:precondition (and (on Shakey ?b) (box ?b)) </text:p>
      <text:p text:style-name="P12">:effect (and (on Shakey Floor) (not (on Shakey ?b))))</text:p>
      <text:p text:style-name="P8">//<text:span text:style-name="T20">shakey is no longer on the box and he is on the floor</text:span></text:p>
      <text:p text:style-name="P12"/>
      <text:p text:style-name="P16"><text:span text:style-name="T15">(:action TurnOn </text:span><text:span text:style-name="T16">//</text:span><text:span text:style-name="T17">shakey wants to turn on a switch but must be on a box at the switch</text:span></text:p>
      <text:p text:style-name="P13">:parameters (?s ?b) </text:p>
      <text:p text:style-name="P13">:precondition (and (on Shakey ?b) (box ?b) (at ?b ?s)) </text:p>
      <text:p text:style-name="P13">:effect (turnedOn ?s))</text:p>
      <text:p text:style-name="P8">//<text:span text:style-name="T20">the switch is now on</text:span></text:p>
      <text:p text:style-name="P12"/>
      <text:p text:style-name="P16"><text:span text:style-name="T15">(:action TurnOff </text:span><text:span text:style-name="T16">//</text:span><text:span text:style-name="T17">shakey wants to turn off a switch but must be on a box at the switch</text:span></text:p>
      <text:p text:style-name="P13">:parameters (?s ?b) </text:p>
      <text:p text:style-name="P13">:precondition (and (on Shakey ?b) (box ?b) (at ?b ?s)) </text:p>
      <text:p text:style-name="P13">:effect (not (turnedOn ?s)))</text:p>
      <text:p text:style-name="P9">//<text:span text:style-name="T20">the switch is now off (not on)</text:span></text:p>
      <text:p text:style-name="P13"/>
      <text:p text:style-name="P15">(init:</text:p>
      <text:p text:style-name="P15">(on Shakey Floor) (at Shakey Start) (in Start Room3)</text:p>
      <text:p text:style-name="P15">(box B1) (at B1 BL1) (in BL1 Room1) <text:span text:style-name="T21">//</text:span><text:span text:style-name="T22">boxes are all in room1</text:span></text:p>
      <text:p text:style-name="P15">(box B2) (at B2 BL2) (in Bl2 Room1)</text:p>
      <text:p text:style-name="P15">(box B3) (at B3 BL3) (in Bl3 Room1)</text:p>
      <text:p text:style-name="P15">(box B4) (at B4 BL4) (in Bl4 Room1)</text:p>
      <text:p text:style-name="P6">//<text:span text:style-name="T20">define doors and switches</text:span></text:p>
      <text:p text:style-name="P15">(in Door1 Room1) (in Door1 Corridor) (in Switch1 Room1) (turnedOn Switch1)</text:p>
      <text:p text:style-name="P15">(in Door2 Room2) (in Door2 Corridor) (in Switch2 Room2) (not (turnedOn Switch2))</text:p>
      <text:p text:style-name="P15">(in Door3 Room3) (in Door3 Corridor) (in Switch3 Room3) (not (turnedOn Switch3))</text:p>
      <text:p text:style-name="P15">(in Door4 Room4) (in Door4 Corridor) (in Switch4 Room4) (turnedOn Switch4)</text:p>
      <text:p text:style-name="P15"/>
      <text:p text:style-name="P15">(goal (and (<text:span text:style-name="T20">at B2 ?x</text:span>) <text:span text:style-name="T20">(in ?x Room2)</text:span>) <text:s/><text:span text:style-name="T21">// </text:span><text:span text:style-name="T22">can I use “?x” to indicate any location here?</text:span></text:p>
      <text:p text:style-name="P15"><text:span text:style-name="T22">//</text:span><text:span text:style-name="T23">or do I need to list off all the possible locations? I’ll ask in clas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onospace" svg:font-family="monospace"/>
    <style:font-face style:name="sans-serif" svg:font-family="sans-serif"/>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16T10:35:23.119000000</meta:creation-date>
    <dc:date>2020-11-16T11:21:52.206000000</dc:date>
    <meta:editing-duration>PT15M38S</meta:editing-duration>
    <meta:editing-cycles>2</meta:editing-cycles>
    <meta:generator>LibreOffice/7.0.1.2$Windows_X86_64 LibreOffice_project/7cbcfc562f6eb6708b5ff7d7397325de9e764452</meta:generator>
    <meta:document-statistic meta:table-count="0" meta:image-count="0" meta:object-count="0" meta:page-count="2" meta:paragraph-count="67" meta:word-count="815" meta:character-count="4473" meta:non-whitespace-character-count="3689"/>
  </office:meta>
</office:document-meta>
</file>